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, Helvetica, sans-serif"/>
    <style:font-face style:name="OpenSymbol" svg:font-family="OpenSymbol"/>
    <style:font-face style:name="Times New Roman" svg:font-family="'Times New Roman'" style:font-family-generic="roman"/>
    <style:font-face style:name="Arial1" svg:font-family="Arial" style:font-family-generic="swiss"/>
    <style:font-face style:name="Goudy Old Style" svg:font-family="'Goudy Old Style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0181aa"/>
    </style:style>
    <style:style style:name="P2" style:family="paragraph" style:parent-style-name="Text_20_body">
      <style:paragraph-properties fo:line-height="115%" fo:text-align="justify" style:justify-single-word="false"/>
      <style:text-properties style:font-name="Times New Roman1" officeooo:paragraph-rsid="000181aa"/>
    </style:style>
    <style:style style:name="P3" style:family="paragraph" style:parent-style-name="Text_20_body">
      <style:paragraph-properties fo:line-height="115%" fo:text-align="justify" style:justify-single-word="false"/>
      <style:text-properties style:font-name="Times New Roman1" officeooo:paragraph-rsid="0001e922"/>
    </style:style>
    <style:style style:name="P4" style:family="paragraph" style:parent-style-name="Text_20_body">
      <style:paragraph-properties fo:line-height="115%" fo:text-align="justify" style:justify-single-word="false"/>
      <style:text-properties style:font-name="Times New Roman1" fo:font-weight="bold" officeooo:rsid="0001e922" officeooo:paragraph-rsid="0001e922" style:font-weight-asian="bold" style:font-weight-complex="bold"/>
    </style:style>
    <style:style style:name="P5" style:family="paragraph" style:parent-style-name="Text_20_body">
      <style:paragraph-properties fo:line-height="115%" fo:text-align="justify" style:justify-single-word="false"/>
      <style:text-properties style:font-name="Times New Roman1" fo:font-weight="bold" officeooo:rsid="0021c89d" officeooo:paragraph-rsid="000181aa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weight="bold" officeooo:rsid="0014c3da" officeooo:paragraph-rsid="000181aa" style:font-weight-asian="bold" style:font-weight-complex="bold"/>
    </style:style>
    <style:style style:name="P7" style:family="paragraph" style:parent-style-name="Text_20_body">
      <style:paragraph-properties fo:line-height="115%" fo:text-align="justify" style:justify-single-word="false"/>
      <style:text-properties style:font-name="Times New Roman1" fo:font-weight="normal" officeooo:rsid="0021c89d" officeooo:paragraph-rsid="000181aa" style:font-weight-asian="normal" style:font-weight-complex="normal"/>
    </style:style>
    <style:style style:name="P8" style:family="paragraph" style:parent-style-name="Text_20_body">
      <style:paragraph-properties fo:line-height="115%" fo:text-align="justify" style:justify-single-word="false"/>
      <style:text-properties style:font-name="Times New Roman1" fo:font-weight="normal" officeooo:rsid="0021c89d" officeooo:paragraph-rsid="0001e922" style:font-weight-asian="normal" style:font-weight-complex="normal"/>
    </style:style>
    <style:style style:name="P9" style:family="paragraph" style:parent-style-name="Text_20_body">
      <style:paragraph-properties fo:line-height="115%" fo:text-align="justify" style:justify-single-word="false"/>
      <style:text-properties style:font-name="Times New Roman1" officeooo:rsid="0021c89d" officeooo:paragraph-rsid="0002935a"/>
    </style:style>
    <style:style style:name="P10" style:family="paragraph" style:parent-style-name="Text_20_body">
      <style:paragraph-properties fo:line-height="115%" fo:text-align="justify" style:justify-single-word="false"/>
      <style:text-properties style:font-name="Times New Roman1" fo:font-size="13pt" officeooo:rsid="0021c89d" officeooo:paragraph-rsid="0001e922" style:font-size-asian="13pt" style:font-size-complex="13pt"/>
    </style:style>
    <style:style style:name="P11" style:family="paragraph" style:parent-style-name="Text_20_body">
      <style:paragraph-properties fo:line-height="115%" fo:text-align="justify" style:justify-single-word="false"/>
      <style:text-properties style:font-name="Times New Roman1" officeooo:paragraph-rsid="0001e922" fo:background-color="transparent"/>
    </style:style>
    <style:style style:name="P12" style:family="paragraph" style:parent-style-name="Text_20_body">
      <style:paragraph-properties fo:line-height="115%" fo:text-align="justify" style:justify-single-word="false"/>
      <style:text-properties style:font-name="Times New Roman1" officeooo:paragraph-rsid="000d57fe" fo:background-color="transparen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c3da" officeooo:paragraph-rsid="000181aa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line-height="115%" fo:text-align="justify" style:justify-single-word="false"/>
      <style:text-properties style:use-window-font-color="true" style:font-name="Times New Roman1" fo:font-weight="bold" officeooo:rsid="0001e922" officeooo:paragraph-rsid="0002935a" fo:background-color="transparent" style:font-weight-asian="bold" style:font-weight-complex="bold"/>
    </style:style>
    <style:style style:name="P15" style:family="paragraph" style:parent-style-name="Normal">
      <style:paragraph-properties fo:text-align="justify" style:justify-single-word="false"/>
      <style:text-properties style:use-window-font-color="true" style:font-name="Times New Roman1" fo:font-weight="bold" officeooo:rsid="00061b9f" officeooo:paragraph-rsid="000181aa" fo:background-color="transparent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paragraph-rsid="0002935a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paragraph-rsid="000181aa" fo:background-color="transparent" style:font-weight-asian="normal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weight="normal" officeooo:paragraph-rsid="000181aa" fo:background-color="transparent" style:font-weight-asian="normal" style:font-weight-complex="normal"/>
    </style:style>
    <style:style style:name="P19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weight="normal" officeooo:rsid="000886e7" officeooo:paragraph-rsid="000181aa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18403b" officeooo:paragraph-rsid="000181aa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207948" officeooo:paragraph-rsid="000181aa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15a57f" officeooo:paragraph-rsid="000181aa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15a57f" officeooo:paragraph-rsid="000369e3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02935a" officeooo:paragraph-rsid="0002935a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061b9f" officeooo:paragraph-rsid="000181aa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Times New Roman1" fo:font-weight="normal" officeooo:rsid="00061b9f" officeooo:paragraph-rsid="000181aa" fo:background-color="#ffb66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paragraph-rsid="000181aa" fo:background-color="transparent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rsid="00207948" officeooo:paragraph-rsid="000181aa" fo:background-color="transparent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rsid="0015a57f" officeooo:paragraph-rsid="0002935a" fo:background-color="transparent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rsid="0015a57f" officeooo:paragraph-rsid="000181aa" fo:background-color="transparent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rsid="00123777" officeooo:paragraph-rsid="0002935a" fo:background-color="transparent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rsid="000369e3" officeooo:paragraph-rsid="000369e3" fo:background-color="transparent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Times New Roman1" fo:font-weight="bold" officeooo:rsid="00061b9f" officeooo:paragraph-rsid="000181aa" fo:background-color="transparent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3pt" style:text-underline-style="none" fo:font-weight="bold" officeooo:rsid="000886e7" officeooo:paragraph-rsid="0001e922" fo:background-color="transparent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Times New Roman1" fo:font-size="13pt" style:text-underline-style="none" fo:font-weight="bold" officeooo:rsid="0002935a" officeooo:paragraph-rsid="0002935a" fo:background-color="transparent" style:font-size-asian="13pt" style:font-weight-asian="bold" style:font-size-complex="13pt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3pt" fo:font-style="normal" fo:font-weight="bold" officeooo:rsid="0001e922" officeooo:paragraph-rsid="0001e922" fo:background-color="transparent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Times New Roman1" fo:font-size="13pt" fo:font-weight="bold" officeooo:rsid="00056737" officeooo:paragraph-rsid="00056737" fo:background-color="transparent" style:font-size-asian="13pt" style:font-weight-asian="bold" style:font-size-complex="13pt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use-window-font-color="true" style:font-name="Times New Roman1" style:text-underline-style="none" fo:font-weight="normal" officeooo:rsid="000886e7" officeooo:paragraph-rsid="000181aa" fo:background-color="transparen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Times New Roman1" style:text-underline-style="none" fo:font-weight="normal" officeooo:rsid="000886e7" officeooo:paragraph-rsid="000181aa" fo:background-color="transparent" style:font-weight-asian="normal" style:font-weight-complex="normal"/>
    </style:style>
    <style:style style:name="P40" style:family="paragraph" style:parent-style-name="Standard">
      <style:paragraph-properties fo:line-height="115%" fo:text-align="justify" style:justify-single-word="false"/>
      <style:text-properties style:use-window-font-color="true" style:font-name="Times New Roman1" style:text-underline-style="none" fo:font-weight="normal" officeooo:rsid="0022d0dd" officeooo:paragraph-rsid="000181aa" fo:background-color="transparen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Times New Roman1" style:text-underline-style="none" fo:font-weight="bold" officeooo:rsid="00123777" officeooo:paragraph-rsid="0002935a" fo:background-color="transparent" style:font-weight-asian="bold" style:font-weight-complex="bold"/>
    </style:style>
    <style:style style:name="P42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5pt" style:text-underline-style="none" fo:font-weight="normal" officeooo:rsid="000886e7" officeooo:paragraph-rsid="0002935a" fo:background-color="transparent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Times New Roman1" officeooo:rsid="00207948" officeooo:paragraph-rsid="000181aa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Times New Roman" fo:font-weight="normal" officeooo:rsid="00061b9f" officeooo:paragraph-rsid="000181aa" fo:background-color="transparent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Times New Roman1" officeooo:paragraph-rsid="000181aa"/>
    </style:style>
    <style:style style:name="P46" style:family="paragraph" style:parent-style-name="Standard">
      <style:paragraph-properties fo:line-height="115%" fo:text-align="justify" style:justify-single-word="false"/>
      <style:text-properties style:font-name="Times New Roman1" fo:font-size="15pt" officeooo:paragraph-rsid="0001e922" style:font-size-asian="15pt" style:font-size-complex="15pt"/>
    </style:style>
    <style:style style:name="P47" style:family="paragraph" style:parent-style-name="Standard">
      <style:paragraph-properties fo:line-height="115%" fo:text-align="justify" style:justify-single-word="false"/>
      <style:text-properties style:font-name="Times New Roman1" fo:font-weight="normal" officeooo:paragraph-rsid="000181aa" fo:background-color="transparent" style:font-weight-asian="normal" style:font-weight-complex="normal"/>
    </style:style>
    <style:style style:name="P48" style:family="paragraph" style:parent-style-name="Standard">
      <style:paragraph-properties fo:line-height="115%" fo:text-align="justify" style:justify-single-word="false"/>
      <style:text-properties style:font-name="Times New Roman1" fo:font-weight="normal" officeooo:rsid="0022d0dd" officeooo:paragraph-rsid="000181aa" fo:background-color="transparent" style:font-weight-asian="normal" style:font-weight-complex="normal"/>
    </style:style>
    <style:style style:name="P49" style:family="paragraph" style:parent-style-name="Standard">
      <style:paragraph-properties fo:line-height="115%" fo:text-align="justify" style:justify-single-word="false"/>
      <style:text-properties style:font-name="Times New Roman1" officeooo:paragraph-rsid="000181aa" fo:background-color="transparent"/>
    </style:style>
    <style:style style:name="P50" style:family="paragraph" style:parent-style-name="Standard">
      <style:paragraph-properties fo:line-height="115%" fo:text-align="justify" style:justify-single-word="false"/>
      <style:text-properties style:font-name="Times New Roman1" fo:font-size="13pt" fo:font-weight="bold" officeooo:rsid="0001e922" officeooo:paragraph-rsid="0001e922" fo:background-color="transparent" style:font-size-asian="13pt" style:font-weight-asian="bold" style:font-size-complex="13pt" style:font-weight-complex="bold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Times New Roman1" fo:font-weight="bold" officeooo:rsid="0002935a" officeooo:paragraph-rsid="0002935a" fo:background-color="transparent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Times New Roman1" officeooo:rsid="0015a57f" officeooo:paragraph-rsid="000181aa"/>
    </style:style>
    <style:style style:name="P53" style:family="paragraph" style:parent-style-name="Standard">
      <style:paragraph-properties fo:text-align="justify" style:justify-single-word="false"/>
      <style:text-properties style:font-name="Times New Roman1" officeooo:rsid="001b6b63" officeooo:paragraph-rsid="000181aa"/>
    </style:style>
    <style:style style:name="P54" style:family="paragraph" style:parent-style-name="Standard">
      <style:paragraph-properties fo:line-height="115%" fo:text-align="justify" style:justify-single-word="false"/>
      <style:text-properties style:font-name="Times New Roman1" officeooo:paragraph-rsid="000181aa"/>
    </style:style>
    <style:style style:name="P55" style:family="paragraph" style:parent-style-name="Standard">
      <style:paragraph-properties fo:text-align="justify" style:justify-single-word="false"/>
      <style:text-properties officeooo:paragraph-rsid="000181aa"/>
    </style:style>
    <style:style style:name="P56" style:family="paragraph" style:parent-style-name="Standard">
      <style:paragraph-properties fo:line-height="115%" fo:text-align="center" style:justify-single-word="false"/>
      <style:text-properties fo:text-transform="uppercase" style:use-window-font-color="true" style:font-name="Times New Roman1" fo:font-size="16pt" fo:font-weight="bold" officeooo:rsid="000886e7" officeooo:paragraph-rsid="000181aa" fo:background-color="transparent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style:font-name="Times New Roman1" style:text-underline-style="none" fo:font-weight="normal" officeooo:rsid="00123777" officeooo:paragraph-rsid="0002935a" fo:background-color="transparent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style:font-name="Times New Roman1" fo:font-weight="normal" officeooo:paragraph-rsid="0002935a" fo:background-color="transparent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style:font-name="Times New Roman1" fo:font-weight="bold" officeooo:rsid="0018403b" officeooo:paragraph-rsid="000369e3" fo:background-color="transparent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158466" style:font-name="Times New Roman1" fo:font-weight="bold" officeooo:rsid="0018403b" officeooo:paragraph-rsid="000181aa" fo:background-color="transparent" style:font-weight-asian="bold" style:font-weight-complex="bold"/>
    </style:style>
    <style:style style:name="P6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Times New Roman1" fo:font-size="10.5pt" fo:letter-spacing="normal" fo:font-style="normal" fo:font-weight="normal" officeooo:paragraph-rsid="000181aa" fo:background-color="transparent" style:font-weight-asian="normal" style:font-weight-complex="normal"/>
    </style:style>
    <style:style style:name="P62" style:family="paragraph" style:parent-style-name="Text_20_body" style:list-style-name="L1">
      <style:paragraph-properties fo:line-height="115%" fo:text-align="justify" style:justify-single-word="false"/>
      <style:text-properties style:font-name="Times New Roman1" officeooo:paragraph-rsid="000181aa"/>
    </style:style>
    <style:style style:name="P63" style:family="paragraph" style:parent-style-name="Text_20_body">
      <style:paragraph-properties fo:line-height="115%" fo:text-align="justify" style:justify-single-word="false"/>
      <style:text-properties style:font-name="Times New Roman1" officeooo:rsid="0016c6d4" officeooo:paragraph-rsid="0001e922" fo:background-color="transparent"/>
    </style:style>
    <style:style style:name="P64" style:family="paragraph" style:parent-style-name="Text_20_body" style:list-style-name="L2">
      <style:paragraph-properties fo:line-height="115%" fo:text-align="justify" style:justify-single-word="false"/>
      <style:text-properties style:font-name="Times New Roman1" fo:font-weight="bold" officeooo:rsid="0001e922" officeooo:paragraph-rsid="000181aa" style:font-weight-asian="bold" style:font-weight-complex="bold"/>
    </style:style>
    <style:style style:name="P65" style:family="paragraph" style:parent-style-name="Text_20_body" style:list-style-name="L3">
      <style:paragraph-properties fo:text-align="justify" style:justify-single-word="false"/>
      <style:text-properties style:font-name="Times New Roman1" fo:font-weight="bold" officeooo:rsid="001b6b63" officeooo:paragraph-rsid="000181aa" style:font-weight-asian="bold" style:font-weight-complex="bold"/>
    </style:style>
    <style:style style:name="P66" style:family="paragraph" style:parent-style-name="Text_20_body" style:list-style-name="L4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letter-spacing="normal" fo:font-style="normal" style:text-underline-style="none" fo:font-weight="normal" officeooo:rsid="0014c3da" officeooo:paragraph-rsid="000181aa" style:text-blinking="false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line-height="115%" fo:text-align="justify" style:justify-single-word="false"/>
      <style:text-properties style:use-window-font-color="true" style:font-name="Times New Roman1" fo:font-size="15pt" style:text-underline-style="none" fo:font-weight="bold" officeooo:rsid="000369e3" officeooo:paragraph-rsid="000181aa" fo:background-color="transparent" style:font-size-asian="15pt" style:font-weight-asian="bold" style:font-size-complex="15pt" style:font-weight-complex="bold"/>
    </style:style>
    <style:style style:name="P68" style:family="paragraph" style:parent-style-name="Standard" style:list-style-name="L5">
      <style:paragraph-properties fo:text-align="justify" style:justify-single-word="false"/>
      <style:text-properties style:font-name="Times New Roman1" officeooo:paragraph-rsid="000181aa"/>
    </style:style>
    <style:style style:name="P69" style:family="paragraph" style:parent-style-name="Standard">
      <style:paragraph-properties fo:text-align="justify" style:justify-single-word="false"/>
      <style:text-properties style:font-name="Times New Roman1" officeooo:paragraph-rsid="000181aa"/>
    </style:style>
    <style:style style:name="P70" style:family="paragraph" style:parent-style-name="Standard" style:list-style-name="L6">
      <style:paragraph-properties fo:text-align="justify" style:justify-single-word="false"/>
      <style:text-properties officeooo:paragraph-rsid="000181aa"/>
    </style:style>
    <style:style style:name="P71" style:family="paragraph" style:parent-style-name="Standard">
      <style:paragraph-properties fo:text-align="justify" style:justify-single-word="false"/>
      <style:text-properties fo:font-variant="normal" fo:text-transform="none" fo:color="#666666" style:font-name="Calibri" fo:font-size="12pt" fo:letter-spacing="normal" fo:font-style="normal" fo:font-weight="normal" officeooo:paragraph-rsid="000181aa"/>
    </style:style>
    <style:style style:name="P7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style:font-name="Calibri" fo:font-size="12pt" fo:letter-spacing="normal" fo:font-style="normal" fo:font-weight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officeooo:rsid="00207948"/>
    </style:style>
    <style:style style:name="T3" style:family="text">
      <style:text-properties style:font-name="Times New Roman1" officeooo:rsid="00061b9f" style:font-weight-asian="normal" style:font-weight-complex="normal"/>
    </style:style>
    <style:style style:name="T4" style:family="text">
      <style:text-properties style:font-name="Times New Roman1" officeooo:rsid="000369e3" style:font-weight-asian="normal" style:font-weight-complex="normal"/>
    </style:style>
    <style:style style:name="T5" style:family="text">
      <style:text-properties officeooo:rsid="001d25d7"/>
    </style:style>
    <style:style style:name="T6" style:family="text">
      <style:text-properties officeooo:rsid="001f81eb"/>
    </style:style>
    <style:style style:name="T7" style:family="text">
      <style:text-properties officeooo:rsid="0021c89d"/>
    </style:style>
    <style:style style:name="T8" style:family="text">
      <style:text-properties officeooo:rsid="0022d0d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Times New Roman1" fo:font-weight="bold" officeooo:rsid="0006929b" fo:background-color="#ffff00" loext:char-shading-value="0" style:font-weight-asian="bold" style:font-weight-complex="bold"/>
    </style:style>
    <style:style style:name="T11" style:family="text">
      <style:text-properties style:use-window-font-color="true" style:font-name="Times New Roman1" fo:font-weight="bold" officeooo:rsid="0004d522" fo:background-color="#ffff00" loext:char-shading-value="0" style:font-weight-asian="bold" style:font-weight-complex="bold"/>
    </style:style>
    <style:style style:name="T12" style:family="text">
      <style:text-properties style:use-window-font-color="true" style:font-name="Times New Roman1" fo:font-weight="bold" officeooo:rsid="0025c048" fo:background-color="#ffff00" loext:char-shading-value="0" style:font-weight-asian="bold" style:font-weight-complex="bold"/>
    </style:style>
    <style:style style:name="T13" style:family="text">
      <style:text-properties style:use-window-font-color="true" style:font-name="Times New Roman1" fo:font-weight="normal" officeooo:rsid="0025c048" fo:background-color="#ffff00" loext:char-shading-value="0" style:font-weight-asian="normal" style:font-weight-complex="normal"/>
    </style:style>
    <style:style style:name="T14" style:family="text">
      <style:text-properties style:use-window-font-color="true" style:font-name="Times New Roman1" fo:font-weight="normal" officeooo:rsid="0004d522" fo:background-color="#ffff00" loext:char-shading-value="0" style:font-weight-asian="normal" style:font-weight-complex="normal"/>
    </style:style>
    <style:style style:name="T15" style:family="text">
      <style:text-properties style:use-window-font-color="true" style:font-name="Times New Roman1" officeooo:rsid="0025c048" fo:background-color="#ffff00" loext:char-shading-value="0" style:font-weight-asian="bold" style:font-weight-complex="bold"/>
    </style:style>
    <style:style style:name="T16" style:family="text">
      <style:text-properties style:use-window-font-color="true" fo:font-weight="bold" officeooo:rsid="000886e7" style:font-weight-asian="bold" style:font-weight-complex="bold"/>
    </style:style>
    <style:style style:name="T17" style:family="text">
      <style:text-properties style:use-window-font-color="true" fo:font-weight="bold" officeooo:rsid="0015a57f" style:font-weight-asian="bold" style:font-weight-complex="bold"/>
    </style:style>
    <style:style style:name="T18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19" style:family="text">
      <style:text-properties style:use-window-font-color="true" fo:font-weight="bold" officeooo:rsid="0001e922" fo:background-color="transparent" loext:char-shading-value="0" style:font-weight-asian="bold" style:font-weight-complex="bold"/>
    </style:style>
    <style:style style:name="T20" style:family="text">
      <style:text-properties style:use-window-font-color="true" style:text-underline-style="none" fo:font-weight="bold" officeooo:rsid="0002935a" style:font-weight-asian="bold" style:font-weight-complex="bold"/>
    </style:style>
    <style:style style:name="T21" style:family="text">
      <style:text-properties style:use-window-font-color="true" style:text-underline-style="none" officeooo:rsid="000369e3"/>
    </style:style>
    <style:style style:name="T22" style:family="text">
      <style:text-properties style:use-window-font-color="true" fo:font-size="15pt" style:text-underline-style="none" fo:font-weight="bold" officeooo:rsid="0001e922" fo:background-color="transparent" loext:char-shading-value="0" style:font-size-asian="15pt" style:font-weight-asian="bold" style:font-size-complex="15pt" style:font-weight-complex="bold"/>
    </style:style>
    <style:style style:name="T23" style:family="text">
      <style:text-properties style:use-window-font-color="true" fo:font-size="15pt" style:text-underline-style="none" fo:font-weight="bold" officeooo:rsid="000886e7" fo:background-color="transparent" loext:char-shading-value="0" style:font-size-asian="15pt" style:font-weight-asian="bold" style:font-size-complex="15pt" style:font-weight-complex="bold"/>
    </style:style>
    <style:style style:name="T24" style:family="text">
      <style:text-properties style:use-window-font-color="true" fo:font-size="15pt" style:text-underline-style="none" fo:font-weight="bold" officeooo:rsid="000d57fe" fo:background-color="transparent" loext:char-shading-value="0" style:font-size-asian="15pt" style:font-weight-asian="bold" style:font-size-complex="15pt" style:font-weight-complex="bold"/>
    </style:style>
    <style:style style:name="T25" style:family="text">
      <style:text-properties fo:font-weight="normal" officeooo:rsid="0022d0dd" style:font-weight-asian="normal" style:font-weight-complex="normal"/>
    </style:style>
    <style:style style:name="T26" style:family="text">
      <style:text-properties fo:font-weight="normal" officeooo:rsid="00061b9f" style:font-weight-asian="normal" style:font-weight-complex="normal"/>
    </style:style>
    <style:style style:name="T27" style:family="text">
      <style:text-properties fo:font-weight="normal" officeooo:rsid="0015a57f" style:font-weight-asian="normal" style:font-weight-complex="normal"/>
    </style:style>
    <style:style style:name="T28" style:family="text">
      <style:text-properties fo:font-weight="normal" officeooo:rsid="0018403b" style:font-weight-asian="normal" style:font-weight-complex="normal"/>
    </style:style>
    <style:style style:name="T29" style:family="text">
      <style:text-properties fo:font-weight="normal" officeooo:rsid="000369e3" style:font-weight-asian="normal" style:font-weight-complex="normal"/>
    </style:style>
    <style:style style:name="T30" style:family="text">
      <style:text-properties fo:font-weight="normal" officeooo:rsid="000d57fe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1e922" style:font-weight-asian="bold" style:font-weight-complex="bold"/>
    </style:style>
    <style:style style:name="T33" style:family="text">
      <style:text-properties fo:font-weight="bold" officeooo:rsid="0002935a" style:font-weight-asian="bold" style:font-weight-complex="bold"/>
    </style:style>
    <style:style style:name="T34" style:family="text">
      <style:text-properties fo:font-weight="bold" officeooo:rsid="0015a57f" style:font-weight-asian="bold" style:font-weight-complex="bold"/>
    </style:style>
    <style:style style:name="T35" style:family="text">
      <style:text-properties fo:font-weight="bold" officeooo:rsid="0018403b" style:font-weight-asian="bold" style:font-weight-complex="bold"/>
    </style:style>
    <style:style style:name="T36" style:family="text">
      <style:text-properties fo:font-weight="bold" officeooo:rsid="000369e3" style:font-weight-asian="bold" style:font-weight-complex="bold"/>
    </style:style>
    <style:style style:name="T37" style:family="text">
      <style:text-properties fo:font-weight="bold" officeooo:rsid="0006929b" style:font-weight-asian="bold" style:font-weight-complex="bold"/>
    </style:style>
    <style:style style:name="T38" style:family="text">
      <style:text-properties fo:font-weight="bold" fo:background-color="#ffffff" loext:char-shading-value="0" style:font-weight-asian="bold" style:font-weight-complex="bold"/>
    </style:style>
    <style:style style:name="T39" style:family="text">
      <style:text-properties fo:font-weight="bold" officeooo:rsid="0001e922" fo:background-color="#ffffff" loext:char-shading-value="0" style:font-weight-asian="bold" style:font-weight-complex="bold"/>
    </style:style>
    <style:style style:name="T40" style:family="text">
      <style:text-properties fo:font-weight="bold" officeooo:rsid="0002935a" fo:background-color="#ffffff" loext:char-shading-value="0" style:font-weight-asian="bold" style:font-weight-complex="bold"/>
    </style:style>
    <style:style style:name="T41" style:family="text">
      <style:text-properties officeooo:rsid="0018403b"/>
    </style:style>
    <style:style style:name="T42" style:family="text">
      <style:text-properties officeooo:rsid="0019b84b"/>
    </style:style>
    <style:style style:name="T43" style:family="text">
      <style:text-properties fo:color="#000000" style:font-name="Times New Roman1" fo:font-weight="bold" officeooo:rsid="0018403b" style:font-weight-asian="bold" style:font-weight-complex="bold"/>
    </style:style>
    <style:style style:name="T44" style:family="text">
      <style:text-properties fo:color="#000000" fo:font-weight="bold" officeooo:rsid="0018403b" style:font-weight-asian="bold" style:font-weight-complex="bold"/>
    </style:style>
    <style:style style:name="T45" style:family="text">
      <style:text-properties fo:color="#000000" fo:font-weight="bold" officeooo:rsid="000369e3" style:font-weight-asian="bold" style:font-weight-complex="bold"/>
    </style:style>
    <style:style style:name="T46" style:family="text">
      <style:text-properties fo:color="#000000" fo:font-weight="bold" officeooo:rsid="001b6b63" style:font-weight-asian="bold" style:font-weight-complex="bold"/>
    </style:style>
    <style:style style:name="T47" style:family="text">
      <style:text-properties fo:color="#000000" fo:font-weight="bold" officeooo:rsid="0015a57f" style:font-weight-asian="bold" style:font-weight-complex="bold"/>
    </style:style>
    <style:style style:name="T48" style:family="text">
      <style:text-properties fo:color="#000000" fo:font-weight="bold" officeooo:rsid="0004d522" style:font-weight-asian="bold" style:font-weight-complex="bold"/>
    </style:style>
    <style:style style:name="T49" style:family="text">
      <style:text-properties officeooo:rsid="0015a57f"/>
    </style:style>
    <style:style style:name="T50" style:family="text">
      <style:text-properties fo:font-variant="normal" fo:text-transform="none" fo:color="#24292e" style:font-name="Times New Roman1" fo:font-size="12pt" fo:letter-spacing="normal" fo:font-style="normal" fo:font-weight="normal" officeooo:rsid="0014c3da" style:font-size-asian="12pt" style:font-weight-asian="normal" style:font-size-complex="12pt" style:font-weight-complex="normal"/>
    </style:style>
    <style:style style:name="T51" style:family="text">
      <style:text-properties fo:font-variant="normal" fo:text-transform="none" fo:color="#0366d6" style:text-line-through-style="none" style:text-line-through-type="none" style:font-name="Times New Roman1" fo:font-size="12pt" fo:letter-spacing="normal" fo:font-style="normal" style:text-underline-style="none" fo:font-weight="normal" officeooo:rsid="0014c3da" style:text-blinking="false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fo:color="#222222" fo:letter-spacing="normal"/>
    </style:style>
    <style:style style:name="T53" style:family="text">
      <style:text-properties officeooo:rsid="0001e922"/>
    </style:style>
    <style:style style:name="T54" style:family="text">
      <style:text-properties fo:font-size="13pt" fo:font-weight="bold" officeooo:rsid="0001e922" style:font-size-asian="13pt" style:font-weight-asian="bold" style:font-size-complex="13pt" style:font-weight-complex="bold"/>
    </style:style>
    <style:style style:name="T55" style:family="text">
      <style:text-properties fo:font-size="13pt" fo:font-weight="bold" officeooo:rsid="001d25d7" style:font-size-asian="13pt" style:font-weight-asian="bold" style:font-size-complex="13pt" style:font-weight-complex="bold"/>
    </style:style>
    <style:style style:name="T56" style:family="text">
      <style:text-properties fo:font-style="italic" officeooo:rsid="0022d0dd" style:font-style-asian="italic" style:font-style-complex="italic"/>
    </style:style>
    <style:style style:name="T57" style:family="text">
      <style:text-properties officeooo:rsid="0002935a"/>
    </style:style>
    <style:style style:name="T58" style:family="text">
      <style:text-properties officeooo:rsid="00207948"/>
    </style:style>
    <style:style style:name="T59" style:family="text">
      <style:text-properties officeooo:rsid="000369e3"/>
    </style:style>
    <style:style style:name="T60" style:family="text">
      <style:text-properties fo:font-style="normal" officeooo:rsid="0022d0dd" style:font-style-asian="normal" style:font-style-complex="normal"/>
    </style:style>
    <style:style style:name="T61" style:family="text">
      <style:text-properties officeooo:rsid="0006929b"/>
    </style:style>
    <style:style style:name="T62" style:family="text">
      <style:text-properties fo:background-color="transparent" loext:char-shading-value="0"/>
    </style:style>
    <style:style style:name="T63" style:family="text">
      <style:text-properties officeooo:rsid="0016c6d4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Projet Facéties (2019)</text:p>
      <text:p text:style-name="P56">Guide des styles</text:p>
      <text:p text:style-name="P67"/>
      <text:p text:style-name="P54"><text:span text:style-name="T24">1</text:span><text:span text:style-name="T22">. </text:span><text:span text:style-name="T23">Les styles paragraphes</text:span></text:p>
      <text:p text:style-name="P34"/>
      <text:p text:style-name="P46"><text:span text:style-name="T54">1.1. </text:span><text:span text:style-name="T55">Les titres</text:span></text:p>
      <text:list xml:id="list1167239978" text:style-name="L1">
        <text:list-header>
          <text:p text:style-name="P62"/>
        </text:list-header>
      </text:list>
      <text:p text:style-name="P11">- <text:span text:style-name="T5">faire attention au passages à la ligne à l’intérieur d’un titre et d’autres général à l’intérieur d’un même style (saut de ligne « </text:span><text:span text:style-name="T52">↲ »</text:span> <text:span text:style-name="T53">[maj + entrée])</text:span></text:p>
      <text:p text:style-name="P12">- <text:span text:style-name="T6">conserver la hiérarchie du document dans les styles paragraphes pour permettre la hiérachisation : Titre principal (front_main) <text:s/>&gt; Sous-titre (front_sub) &gt; titre1&gt; titre2 &gt; titre3</text:span></text:p>
      <text:p text:style-name="P3"><text:span text:style-name="T62">- </text:span><text:span text:style-name="T63">mettre les majuscules, les petites majuscules ou les passages en italiques dans le style correspondants</text:span></text:p>
      <text:p text:style-name="P63"/>
      <text:p text:style-name="P3"><text:span text:style-name="T32"><text:tab/>1.1.1. </text:span><text:span text:style-name="T33">front_main</text:span></text:p>
      <text:p text:style-name="P7">- concerne le titre <text:span text:style-name="T57">principal</text:span> du recueil <text:span text:style-name="T57">(premier niveau)</text:span>, présent sur la page de garde</text:p>
      <text:p text:style-name="P4"/>
      <text:p text:style-name="P8"><text:span text:style-name="T32"><text:tab/>1.1.2. </text:span><text:span text:style-name="T33">front_sub</text:span></text:p>
      <text:p text:style-name="P7">- concerne le sous-titre du recueil <text:span text:style-name="T57">(premier niveau)</text:span>, sur la page de garde</text:p>
      <text:p text:style-name="P5"/>
      <text:list xml:id="list377181444" text:style-name="L2">
        <text:list-header>
          <text:p text:style-name="P64">1.1.3. titre1</text:p>
        </text:list-header>
      </text:list>
      <text:p text:style-name="P2">- <text:span text:style-name="T7">concerne les différentes titres de nouvelles présents dans le recueil (deuxième niveau)</text:span></text:p>
      <text:p text:style-name="P5"/>
      <text:p text:style-name="P5"><text:tab/><text:span text:style-name="T53">1.1.1.4. </text:span><text:span text:style-name="T21">titre2</text:span></text:p>
      <text:p text:style-name="P9">- concerne les numéro de nouvelles parfois inscrits en dessous des titres de nouvelles</text:p>
      <text:p text:style-name="P14"/>
      <text:p text:style-name="P10"><text:span text:style-name="T19">1.2. Le c</text:span><text:span text:style-name="T18">orps du texte</text:span></text:p>
      <text:p text:style-name="P18"/>
      <text:p text:style-name="P47"><text:span text:style-name="T9">→ Les vers sont à baliser avec « </text:span><text:span text:style-name="T16">l »</text:span></text:p>
      <text:p text:style-name="P19"/>
      <text:p text:style-name="P19">→ Le texte sera alors à baliser en « <text:span text:style-name="T31">p »</text:span></text:p>
      <text:p text:style-name="P19"/>
      <text:p text:style-name="P19"/>
      <text:p text:style-name="P36">1.3. <text:span text:style-name="T59">term</text:span></text:p>
      <text:p text:style-name="P38"/>
      <text:p text:style-name="P38"><text:soft-page-break/>- <text:span text:style-name="T8">concerne le </text:span><text:span text:style-name="T56">header </text:span><text:span text:style-name="T60">les</text:span><text:span text:style-name="T8"> informations relatives au texte données avant qu’il ne commence (auteur, titre, etc. )</text:span></text:p>
      <text:p text:style-name="P38">→<text:span text:style-name="T8"> voir « faceties-cahier des_charges_2019 et « faceties-guide_de_relecture »</text:span></text:p>
      <text:p text:style-name="P38"/>
      <text:p text:style-name="P49"><text:span text:style-name="T29">- faire</text:span><text:span text:style-name="T25"> attention aux espaces insécables </text:span><text:span text:style-name="T30">avant les deux-points qui introduisent les entrées</text:span></text:p>
      <text:p text:style-name="P48"/>
      <text:p text:style-name="P48"/>
      <text:p text:style-name="P50"><text:span text:style-name="T8">1.</text:span>4. <text:span text:style-name="T59">speaker</text:span></text:p>
      <text:p text:style-name="P50"/>
      <text:p text:style-name="P48">- concerne l’un ou plusieurs locuteurs dans le texte qui prennent clairement la parole (souvent utilisé dans le théâtre)</text:p>
      <text:p text:style-name="P48">- ne s’applique, dans ce corpus, qu’au texte en vers</text:p>
      <text:p text:style-name="P48">- à ne pas confondre avec les dialogue et les prises de paroles directes dans les texte en prose</text:p>
      <text:p text:style-name="P48"/>
      <text:p text:style-name="P51">1.5. <text:span text:style-name="T59">figure</text:span></text:p>
      <text:p text:style-name="P40"/>
      <text:p text:style-name="P38">- <text:span text:style-name="T8">concerne toutes les images présentes dans le texte (pas de différenciation entre les marques d’imprimeur et les images d’illustration)</text:span></text:p>
      <text:p text:style-name="P38"/>
      <text:p text:style-name="P38"/>
      <text:p text:style-name="P42"><text:span text:style-name="T40">2</text:span><text:span text:style-name="T39">. </text:span><text:span text:style-name="T38">Les styles </text:span><text:span text:style-name="T40">de caractères</text:span></text:p>
      <text:p text:style-name="P39"/>
      <text:p text:style-name="P35">2.1. Interventions éditoriales (coquilles)</text:p>
      <text:p text:style-name="P27"/>
      <text:p text:style-name="P57">Nous ne corrigerons que les erreurs manifestes, les coquilles de l’imprimeur, et non l’orthographe, parfois changeante des mots.</text:p>
      <text:p text:style-name="P41"/>
      <text:p text:style-name="P58"><text:span text:style-name="T20"><text:tab/>2.1.1. </text:span><text:span text:style-name="T17">typo_orig</text:span></text:p>
      <text:p text:style-name="P17"/>
      <text:p text:style-name="P17">- <text:span text:style-name="T41">concerne ce que nous jugeons être une erreur typographique, de l’imprimeur, dans le texte original</text:span></text:p>
      <text:p text:style-name="P20">(surtout des suppressions) </text:p>
      <text:p text:style-name="P17">- <text:span text:style-name="T41">peut concerne une ou plusieurs lettres</text:span></text:p>
      <text:p text:style-name="P17">- <text:span text:style-name="T41">peut s’utiliser seul</text:span></text:p>
      <text:p text:style-name="P17">- <text:span text:style-name="T41">ce qui est stylé en « typo_orig » ne figurera que dans la version fac-similaire et sera supprimer dans la version normalisée</text:span></text:p>
      <text:p text:style-name="P17"/>
      <text:p text:style-name="P28">exemple :</text:p>
      <text:p text:style-name="P21"/>
      <text:p text:style-name="P16"><text:span text:style-name="T2">Holllande → Holl</text:span><text:span text:style-name="style_5f_sc"><text:span text:style-name="T2">l</text:span></text:span><text:span text:style-name="T2">ande (fac-similaire) / Hollande (normalisée)</text:span></text:p>
      <text:p text:style-name="P29"/>
      <text:p text:style-name="P16"><text:span text:style-name="T33"><text:tab/>2.1.2. </text:span><text:span text:style-name="T34">typo_reg</text:span></text:p>
      <text:p text:style-name="P30"/>
      <text:p text:style-name="P22">- <text:span text:style-name="T41">concerne ce qui nous jugeons devoir rajouter pour corriger une erreur typographique dans le texte original (surtout des ajouts)</text:span></text:p>
      <text:p text:style-name="P22">- <text:span text:style-name="T41">peut concerner une ou plusieurs lettres</text:span></text:p>
      <text:p text:style-name="P22">- <text:span text:style-name="T41">peut s’utiliser seul</text:span></text:p>
      <text:p text:style-name="P22">- <text:span text:style-name="T41">ce qui est stylé en </text:span><text:span text:style-name="T35">typo_reg</text:span><text:span text:style-name="T41"> ne figurera que dans la version normalisée et pas dans la fac-similaire</text:span></text:p>
      <text:p text:style-name="P22"/>
      <text:p text:style-name="P24"><text:tab/><text:span text:style-name="T31">2.1.3. </text:span><text:span text:style-name="T36">damage</text:span></text:p>
      <text:p text:style-name="P26"><text:soft-page-break/></text:p>
      <text:p text:style-name="P27"><text:span text:style-name="T26">- </text:span><text:span text:style-name="T27">concerne les lettres </text:span><text:span text:style-name="T28">ou passages qui ont été altérés dans le manuscrite témoin sur lequel nous travaillons qui seront restitués</text:span></text:p>
      <text:p text:style-name="P27"><text:span text:style-name="T27">- </text:span><text:span text:style-name="T28">concerne une ou plusieurs lettres</text:span></text:p>
      <text:p text:style-name="P20">- sera présent dans les deux versions</text:p>
      <text:p text:style-name="P31"/>
      <text:p text:style-name="P32">2.2. Particularité typographiques</text:p>
      <text:p text:style-name="P17"/>
      <text:p text:style-name="P25"><text:tab/><text:span text:style-name="T36">2.2.1. </text:span><text:span text:style-name="T34">style_uc</text:span></text:p>
      <text:p text:style-name="P33"/>
      <text:p text:style-name="P22">- concerne les lettres ou passages écrits <text:span text:style-name="T42">(surtout les titres)</text:span>, dans le manuscrit d’origine, en majuscules</text:p>
      <text:p text:style-name="P23">→<text:span text:style-name="T42"> à ba</text:span>liser en minuscule (retaper le passage si nécessaire) <text:span text:style-name="T42">notamment si le passage comporte d’autres particularités comme des abréviations ou des lettres ramistes</text:span> : c’est le style et sa transformation en XSL qui opéreront la mise en majuscule</text:p>
      <text:p text:style-name="P59"/>
      <text:p text:style-name="P23"><text:span text:style-name="T44"><text:tab/></text:span><text:span text:style-name="T45">2.2.2. </text:span><text:span text:style-name="T44">style_sc</text:span></text:p>
      <text:p text:style-name="P60"/>
      <text:p text:style-name="P22">- concerne les lettres ou passages écrits <text:span text:style-name="T42">(surtout les titres)</text:span>, dans le manuscrit d’origine, en <text:span text:style-name="T42">petites </text:span>majuscules</text:p>
      <text:p text:style-name="P22">→<text:span text:style-name="T42"> à ba</text:span>liser en minuscule (retaper le passage si nécessaire) <text:span text:style-name="T42">notamment si le passage comporte d’autres particularités comme des abréviations ou des lettres ramistes</text:span> : c’est le style et sa transformation en XSL qui opéreront la mise en majuscule</text:p>
      <text:p text:style-name="P44"><text:span text:style-name="typo_5f_orig"><text:span text:style-name="T1"/></text:span></text:p>
      <text:p text:style-name="P55"><text:span text:style-name="typo_5f_orig"><text:span text:style-name="T3"><text:tab/></text:span></text:span><text:span text:style-name="typo_5f_orig"><text:span text:style-name="T4">2.2.3. </text:span></text:span><text:span text:style-name="Police_20_par_20_défaut"><text:span text:style-name="T43">style_i</text:span></text:span></text:p>
      <text:p text:style-name="P15"/>
      <text:p text:style-name="P22">- concerne les lettres ou passages écrits <text:span text:style-name="T42">(surtout les adresses aux personnages)</text:span>, dans le manuscrit d’origine, en <text:span text:style-name="T42">italique</text:span></text:p>
      <text:p text:style-name="P25"><text:span text:style-name="T49">→ à baliser en minuscule (retaper le passage si nécessaire) notamment si le passage comporte d’autres particularités comme des abréviations ou des lettres ramistes : c’est le style et sa transformation en XSL qui opéreront la mise en majuscule</text:span> </text:p>
      <text:p text:style-name="P25"/>
      <text:p text:style-name="P37">2.3. Autres particularités</text:p>
      <text:p text:style-name="P44"><text:span text:style-name="Police_20_par_20_défaut"><text:span text:style-name="T1"/></text:span></text:p>
      <text:p text:style-name="P17"/>
      <text:list xml:id="list786008871" text:style-name="L3">
        <text:list-header>
          <text:p text:style-name="P65"><text:span text:style-name="T61">2.3.1. </text:span>foreign_ita, foreign_lat, foreign_frm</text:p>
        </text:list-header>
      </text:list>
      <text:p text:style-name="P6"/>
      <text:p text:style-name="P13">- concerne un mot ou expression, segments en langue étrangère, soit qui appartiennent à une langue différente de celle du contexte du document à relire</text:p>
      <text:p text:style-name="P1"><text:span text:style-name="T50">→ utilisation de la norme ISO 639-2B : </text:span><text:a xlink:type="simple" xlink:href="https://www.loc.gov/standards/iso639-2/php/code_list.php" text:style-name="Internet_20_link" text:visited-style-name="Visited_20_Internet_20_Link"><text:span text:style-name="T51">https://www.loc.gov/standards/iso639-2/php/code_list.php</text:span></text:a></text:p>
      <text:list xml:id="list1635993032" text:style-name="L4">
        <text:list-item>
          <text:p text:style-name="P66">italien : ita</text:p>
        </text:list-item>
        <text:list-item>
          <text:p text:style-name="P66">latin : lat</text:p>
        </text:list-item>
        <text:list-item>
          <text:p text:style-name="P66">moyen-français : frm</text:p>
        </text:list-item>
      </text:list>
      <text:p text:style-name="P61"/>
      <text:p text:style-name="P17"/>
      <text:list xml:id="list2681128457" text:style-name="L5">
        <text:list-header>
          <text:p text:style-name="P68"><text:span text:style-name="T37">2.3.2.</text:span><text:span text:style-name="T34"> </text:span><text:span text:style-name="T46">l</text:span><text:span text:style-name="T47">ettrine</text:span><text:span text:style-name="T46">2, lettrine3, lettrine4, </text:span><text:span text:style-name="T48">etc.</text:span></text:p>
        </text:list-header>
      </text:list>
      <text:p text:style-name="P52"/>
      <text:p text:style-name="P53"><text:soft-page-break/>- concerne les différentes tailles de lettrines en début de nouvelles</text:p>
      <text:p text:style-name="P53">- le numéro compris dans le balisage du caractère indique sur combien de ligne court la lettrine <text:span text:style-name="T58">(de deux lignes à neuf)</text:span></text:p>
      <text:p text:style-name="P43"/>
      <text:list xml:id="list3698031257" text:style-name="L6">
        <text:list-header>
          <text:p text:style-name="P70"><text:span text:style-name="lettrine9"><text:span text:style-name="T10">2.3.3. </text:span></text:span><text:span text:style-name="lettrine9"><text:span text:style-name="T11">cul_de_</text:span></text:span><text:span text:style-name="lettrine9"><text:span text:style-name="T12">lampe</text:span></text:span></text:p>
        </text:list-header>
      </text:list>
      <text:p text:style-name="P55"><text:span text:style-name="lettrine9"><text:span text:style-name="T15"/></text:span></text:p>
      <text:p text:style-name="P55"><text:span text:style-name="lettrine9"><text:span text:style-name="T13">- concerne les passages</text:span></text:span></text:p>
      <text:p text:style-name="P55"><text:span text:style-name="lettrine9"><text:span text:style-name="T14">- ne pas les produire manuellement à l’aide d’espaces insécables</text:span></text:span></text:p>
      <text:p text:style-name="P45"/>
      <text:p text:style-name="P45"/>
      <text:p text:style-name="P71">"pour des questions sur le stylage des éléments textuels : voir le guide de relecturefaceties-cahier_des_charges_2019.odt"</text:p>
      <text:p text:style-name="P72">"pour remplacer les abréviations encodés par l'entreprise de transcription (par exemple "(e1)" en "ẽ") : voir les tableaux graphiques ou faceties-cahier_des_charges_2019.odt"</text:p>
      <text:p text:style-name="P72">"/!\ faire attention à la hiérarchisation des styles : voir faceties-cahier_des_charges_2019.odt"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" svg:font-family="Calibri, Helvetica, sans-serif"/>
    <style:font-face style:name="OpenSymbol" svg:font-family="OpenSymbol"/>
    <style:font-face style:name="Times New Roman" svg:font-family="'Times New Roman'" style:font-family-generic="roman"/>
    <style:font-face style:name="Arial1" svg:font-family="Arial" style:font-family-generic="swiss"/>
    <style:font-face style:name="Goudy Old Style" svg:font-family="'Goudy Old Style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/>
      <style:text-properties fo:color="#330099" style:font-name="Goudy Old Style" fo:font-family="'Goudy Old Style'" style:font-pitch="variable" fo:font-size="115%" fo:font-weight="bold" style:font-size-asian="130%" style:font-weight-asian="bold" style:font-size-complex="130%" style:font-weight-complex="normal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m" style:family="paragraph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_5f_main" style:display-name="front_main" style:family="paragraph" style:parent-style-name="Text_20_body">
      <loext:graphic-properties draw:fill="solid" draw:fill-color="#b4c7dc"/>
      <style:paragraph-properties fo:text-align="center" style:justify-single-word="false" fo:hyphenation-ladder-count="no-limit" fo:background-color="#b4c7dc" fo:padding="0cm" fo:border="none"/>
      <style:text-properties style:use-window-font-color="true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front_5f_sub" style:display-name="front_sub" style:family="paragraph" style:parent-style-name="front_5f_main">
      <loext:graphic-properties draw:fill="solid" draw:fill-color="#ffffa6"/>
      <style:paragraph-properties fo:hyphenation-ladder-count="no-limit" fo:background-color="#ffffa6" fo:padding="0cm" fo:border="none"/>
      <style:text-properties style:use-window-font-color="true" fo:font-style="italic" fo:background-color="transparent" style:font-style-asian="italic" style:font-style-complex="italic" fo:hyphenate="false" fo:hyphenation-remain-char-count="2" fo:hyphenation-push-char-count="2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titre1" style:family="paragraph" style:parent-style-name="Heading_20_2" style:default-outline-level="" style:list-style-name="">
      <loext:graphic-properties draw:fill="solid" draw:fill-color="#e0c2cd"/>
      <style:paragraph-properties fo:text-align="center" style:justify-single-word="false" fo:background-color="#e0c2cd" fo:padding="0.049cm" fo:border="none"/>
      <style:text-properties fo:color="#ff0000" fo:font-weight="bold"/>
    </style:style>
    <style:style style:name="titre2" style:family="paragraph">
      <loext:graphic-properties draw:fill="solid" draw:fill-color="#ffd8ce"/>
      <style:paragraph-properties fo:text-align="center" style:justify-single-word="false" fo:background-color="#ffd8ce" fo:padding="0.101cm" fo:border="none"/>
      <style:text-properties fo:color="#ff0000" fo:font-weight="bold"/>
    </style:style>
    <style:style style:name="l" style:family="paragraph" style:parent-style-name="Normal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04cm 0.004cm 0.004cm" fo:padding-left="0.199cm" fo:padding-right="0.199cm" fo:padding-top="0.101cm" fo:padding-bottom="0.101cm" fo:border-left="0.31pt double #00a933" fo:border-right="none" fo:border-top="none" fo:border-bottom="none">
        <style:tab-stops/>
      </style:paragraph-properties>
      <style:text-properties style:font-name="Times New Roman1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p" style:family="paragraph">
      <style:paragraph-properties fo:hyphenation-ladder-count="no-limit" style:border-line-width-left="0.004cm 0.004cm 0.004cm" fo:padding-left="0.199cm" fo:padding-right="0.199cm" fo:padding-top="0.101cm" fo:padding-bottom="0.101cm" fo:border-left="0.31pt double #2a6099" fo:border-right="none" fo:border-top="none" fo:border-bottom="none"/>
      <style:text-properties style:font-name="Times New Roman1" fo:font-family="'Times New Roman'" style:font-family-generic="roman" style:font-pitch="variable" fo:hyphenate="false" fo:hyphenation-remain-char-count="2" fo:hyphenation-push-char-count="2"/>
    </style:style>
    <style:style style:name="speaker" style:family="paragraph">
      <style:paragraph-properties fo:margin-left="0.42cm" fo:margin-right="0cm" fo:margin-top="0cm" fo:margin-bottom="0cm" loext:contextual-spacing="false" fo:line-height="100%" fo:hyphenation-ladder-count="no-limit" fo:text-indent="-0.42cm" style:auto-text-indent="false" style:border-line-width-left="0.026cm 0.026cm 0.002cm" fo:padding="0.049cm" fo:border-left="1.56pt double #ffff00" fo:border-right="none" fo:border-top="none" fo:border-bottom="none">
        <style:tab-stops/>
      </style:paragraph-properties>
      <style:text-properties style:font-name="Times New Roman1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figure" style:family="paragraph">
      <loext:graphic-properties draw:fill="solid" draw:fill-color="#e0c2cd"/>
      <style:paragraph-properties fo:margin-top="0cm" fo:margin-bottom="0cm" loext:contextual-spacing="false" fo:line-height="100%" fo:text-align="center" style:justify-single-word="false" fo:hyphenation-ladder-count="no-limit" fo:background-color="#e0c2cd" fo:padding="0.101cm" fo:border="none"/>
      <style:text-properties style:use-window-font-color="true" fo:font-weight="bold" fo:background-color="transparent" fo:hyphenate="false" fo:hyphenation-remain-char-count="2" fo:hyphenation-push-char-count="2"/>
    </style:style>
    <style:style style:name="titre3" style:family="paragraph" style:parent-style-name="Normal">
      <loext:graphic-properties draw:fill="solid" draw:fill-color="#fff5ce"/>
      <style:paragraph-properties fo:text-align="center" style:justify-single-word="false" fo:background-color="#fff5ce"/>
      <style:text-properties fo:color="#800080" fo:font-weight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tyle_5f_sc" style:display-name="style_sc" style:family="text">
      <style:text-properties fo:font-variant="small-caps" style:use-window-font-color="true" fo:font-weight="normal" fo:background-color="transparent"/>
    </style:style>
    <style:style style:name="typo_5f_reg" style:display-name="typo_reg" style:family="text">
      <style:text-properties fo:font-variant="normal" fo:text-transform="none" style:use-window-font-color="true" fo:font-weight="bold" fo:background-color="transparent"/>
    </style:style>
    <style:style style:name="typo_5f_orig" style:display-name="typo_orig" style:family="text">
      <style:text-properties fo:font-variant="normal" fo:text-transform="none" style:use-window-font-color="true" fo:font-weight="bold" fo:background-color="transparent"/>
    </style:style>
    <style:style style:name="Police_20_par_20_défaut" style:display-name="Police par défaut" style:family="text"/>
    <style:style style:name="style_5f_i" style:display-name="style_i" style:family="text">
      <style:text-properties style:use-window-font-color="true" fo:font-style="italic" style:text-underline-style="none" fo:font-weight="normal" fo:background-color="transparent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ettrine9" style:family="text" style:parent-style-name="Police_20_par_20_défaut">
      <style:text-properties style:use-window-font-color="true" fo:font-weight="bold" fo:background-color="#ffffff"/>
    </style:style>
    <style:style style:name="_3c_pb_3e_" style:display-name="&lt;pb&gt;" style:family="text" style:parent-style-name="Police_20_par_20_défaut">
      <style:text-properties style:font-name="Times New Roman1" fo:font-family="'Times New Roman'" style:font-family-generic="roman" style:font-pitch="variable" fo:font-weight="bold" style:font-weight-asian="bold" style:font-name-complex="Times New Roman1" style:font-family-complex="'Times New Roman'" style:font-family-generic-complex="roman" style:font-pitch-complex="variable"/>
    </style:style>
    <style:style style:name="style_5f_uc" style:display-name="style_uc" style:family="text">
      <style:text-properties fo:text-transform="uppercase" style:use-window-font-color="true" fo:font-weight="normal" fo:background-color="transparent"/>
    </style:style>
    <style:style style:name="_3c_damage_3e_" style:display-name="&lt;damage&gt;" style:family="text">
      <style:text-properties style:use-window-font-color="true" fo:font-weight="bold" fo:background-color="transparent"/>
    </style:style>
    <style:style style:name="lettrine2" style:family="text">
      <style:text-properties style:use-window-font-color="true" fo:font-style="normal" fo:font-weight="bold" fo:background-color="#ffffff"/>
    </style:style>
    <style:style style:name="lettrine3" style:family="text" style:parent-style-name="Police_20_par_20_défaut">
      <style:text-properties style:use-window-font-color="true" fo:font-weight="bold" fo:background-color="#ffffff"/>
    </style:style>
    <style:style style:name="ponct_5f_orig" style:display-name="ponct_orig" style:family="text">
      <style:text-properties fo:background-color="#ff33ff"/>
    </style:style>
    <style:style style:name="ponct_5f_reg" style:display-name="ponct_reg" style:family="text" style:parent-style-name="ponct_5f_orig">
      <style:text-properties fo:background-color="#ff0066"/>
    </style:style>
    <style:style style:name="lettrine4" style:family="text" style:parent-style-name="ponct_5f_reg">
      <style:text-properties style:use-window-font-color="true" fo:font-weight="bold" fo:background-color="#ffffff"/>
    </style:style>
    <style:style style:name="lettrine5" style:family="text">
      <style:text-properties style:use-window-font-color="true" fo:font-weight="bold" fo:background-color="#ffffff"/>
    </style:style>
    <style:style style:name="lettrine6" style:family="text" style:parent-style-name="style_5f_sc">
      <style:text-properties fo:font-variant="normal" fo:text-transform="none" style:use-window-font-color="true" fo:font-weight="bold" fo:background-color="#ffffff"/>
    </style:style>
    <style:style style:name="lettrine7" style:family="text" style:parent-style-name="lettrine5">
      <style:text-properties style:use-window-font-color="true" fo:background-color="#ffffff"/>
    </style:style>
    <style:style style:name="lettrine8" style:family="text" style:parent-style-name="lettrine2">
      <style:text-properties style:use-window-font-color="true" fo:font-weight="bold" fo:background-color="#ffffff"/>
    </style:style>
    <style:style style:name="foreign_5f_ita" style:display-name="foreign_ita" style:family="text">
      <style:text-properties fo:background-color="#ffffff"/>
    </style:style>
    <style:style style:name="foreign_5f_lat" style:display-name="foreign_lat" style:family="text"/>
    <style:style style:name="foreign_5f_frm" style:display-name="foreign_frm" style:family="text"/>
    <style:style style:name="cul_5f_de_5f_lampe" style:display-name="cul_de_lamp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55:06.731000000</meta:creation-date>
    <dc:date>2019-07-05T15:00:41.601000000</dc:date>
    <meta:editing-duration>PT3H42M28S</meta:editing-duration>
    <meta:editing-cycles>13</meta:editing-cycles>
    <meta:generator>LibreOffice/6.2.4.2$Windows_X86_64 LibreOffice_project/2412653d852ce75f65fbfa83fb7e7b669a126d64</meta:generator>
    <meta:document-statistic meta:table-count="0" meta:image-count="0" meta:object-count="0" meta:page-count="4" meta:paragraph-count="75" meta:word-count="801" meta:character-count="5103" meta:non-whitespace-character-count="4371"/>
  </office:meta>
</office:document-meta>
</file>